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fo:font-size="13pt" officeooo:rsid="000149a4" officeooo:paragraph-rsid="000149a4" style:font-size-asian="13pt" style:font-size-complex="13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font-size="13pt" officeooo:rsid="000149a4" officeooo:paragraph-rsid="000149a4" style:font-size-asian="13pt" style:font-size-complex="13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Ⅳ.　実験事項</text:p>
      <text:p text:style-name="P2">　図4（エミッタ接地）、図5（コレクタ接地）及び図6（ベース接地）の各増幅器について以下の実験を行え。</text:p>
      <text:p text:style-name="P2">(1)　直流動作点の測定</text:p>
      <text:p text:style-name="P2">　直流動作点を測定し、直流負荷線上にその動作点を示せ。</text:p>
      <text:p text:style-name="P2">(2)　利得の周波数特性の測定</text:p>
      <text:p text:style-name="P2">　各増幅器の利得の周波数特性を測定せよ。</text:p>
      <text:p text:style-name="P2">(3)　入出力インピーダンスの測定</text:p>
      <text:p text:style-name="P2">　各増幅器の入力抵抗および出力抵抗を測定せよ。</text:p>
      <text:p text:style-name="P2">＊回路作成、実験時の注意事項</text:p>
      <text:list xml:id="list3540498811025530782" text:style-name="L1">
        <text:list-item>
          <text:p text:style-name="P1">配線の確認。</text:p>
        </text:list-item>
        <text:list-item>
          <text:p text:style-name="P1">Tr.のピン配置。下から見て平らな面が手前でEBC。上から見て平らな面が手前で左からBCE（上と逆になる）。</text:p>
        </text:list-item>
        <text:list-item>
          <text:p text:style-name="P1">電解コンデンサの極性。</text:p>
        </text:list-item>
        <text:list-item>
          <text:p text:style-name="P1">電源電圧を正しく接続しているか？</text:p>
        </text:list-item>
        <text:list-item>
          <text:p text:style-name="P1">電源、電圧計、オシロスコープのグランド（GND、共通端子）が同じか？</text:p>
        </text:list-item>
        <text:list-item>
          <text:p text:style-name="P1">利得の測定は、出力波形が歪まないように、出力電圧を1 Vぐらいとする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5:25:46.143866715</meta:creation-date>
    <dc:date>2016-04-20T15:57:21.505013752</dc:date>
    <meta:editing-duration>PT35S</meta:editing-duration>
    <meta:editing-cycles>1</meta:editing-cycles>
    <meta:document-statistic meta:table-count="0" meta:image-count="0" meta:object-count="0" meta:page-count="1" meta:paragraph-count="15" meta:word-count="324" meta:character-count="348" meta:non-whitespace-character-count="339"/>
    <meta:generator>LibreOffice/4.2.8.2$Linux_X86_64 LibreOffice_project/420m0$Build-2</meta:generator>
  </office:meta>
</office:document-meta>
</file>